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78181" officeooo:paragraph-rsid="00078181" style:font-size-asian="12pt" style:font-weight-asian="normal" style:font-size-complex="12pt" style:font-weight-complex="normal"/>
    </style:style>
    <style:style style:name="P2" style:family="paragraph" style:parent-style-name="Text_20_body" style:list-style-name="L1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font-size="12pt" fo:font-weight="normal" officeooo:rsid="00078181" officeooo:paragraph-rsid="00078181" style:font-size-asian="10.5pt" style:font-weight-asian="normal" style:font-size-complex="12pt" style:font-weight-complex="normal"/>
    </style:style>
    <style:style style:name="T1" style:family="text">
      <style:text-properties officeooo:rsid="00094542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04873510" text:style-name="L1">
        <text:list-item>
          <text:p text:style-name="P4">Introduction </text:p>
        </text:list-item>
      </text:list>
      <text:p text:style-name="P3"/>
      <text:p text:style-name="P3"/>
      <text:list xml:id="list153842293209715" text:continue-numbering="true" text:style-name="L1">
        <text:list-item>
          <text:p text:style-name="P4">Difficultés rencontrées </text:p>
        </text:list-item>
      </text:list>
      <text:p text:style-name="P5">Utilisation de git avec pas mal de problème rencontrés, notamment lors de push</text:p>
      <text:p text:style-name="P3"/>
      <text:list xml:id="list153841414281076" text:continue-numbering="true" text:style-name="L1">
        <text:list-item>
          <text:p text:style-name="P4">Répartition des tâches au sein du groupe </text:p>
        </text:list-item>
      </text:list>
      <text:p text:style-name="P3"/>
      <text:p text:style-name="P3"/>
      <text:list xml:id="list153841538274457" text:continue-numbering="true" text:style-name="L1">
        <text:list-item>
          <text:p text:style-name="P4">Choix de programmation </text:p>
        </text:list-item>
      </text:list>
      <text:p text:style-name="P3"/>
      <text:p text:style-name="P3"/>
      <text:list xml:id="list153842786252373" text:continue-numbering="true" text:style-name="L1">
        <text:list-item>
          <text:p text:style-name="P4">Bilan personnel par chaque membre du groupe (bilan individuel) </text:p>
        </text:list-item>
      </text:list>
      <text:p text:style-name="P3"/>
      <text:p text:style-name="P3"/>
      <text:list xml:id="list153841763339516" text:continue-numbering="true" text:style-name="L1">
        <text:list-item>
          <text:p text:style-name="P2">Sitographie </text:p>
        </text:list-item>
      </text:list>
      <text:p text:style-name="P1">chat.openai.com <text:tab/>pour des questions concernant git</text:p>
      <text:p text:style-name="P1"><text:a xlink:type="simple" xlink:href="https://www.regledujeu.fr/6-qui-prend/" text:style-name="Internet_20_link" text:visited-style-name="Visited_20_Internet_20_Link">https://www.regledujeu.fr/6-qui-prend/</text:a><text:tab/><text:span text:style-name="T1">pour les règles du jeu</text:span></text:p>
      <text:p text:style-name="P1"><text:a xlink:type="simple" xlink:href="https://stackoverflow.com/" text:style-name="Internet_20_link" text:visited-style-name="Visited_20_Internet_20_Link">https://stackoverflow.com/</text:a> <text:tab/><text:tab/><text:span text:style-name="T1">pour repondre à nos questions concernant le code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5:20:11.710488553</meta:creation-date>
    <dc:date>2023-06-19T15:38:40.908126498</dc:date>
    <meta:editing-duration>PT18M2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0" meta:word-count="63" meta:character-count="454" meta:non-whitespace-character-count="398"/>
  </office:meta>
</office:document-meta>
</file>